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599cm" style:rel-column-width="6009*"/>
    </style:style>
    <style:style style:name="Table1.B" style:family="table-column">
      <style:table-column-properties style:column-width="6.401cm" style:rel-column-width="362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bottom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47076" officeooo:paragraph-rsid="00147076"/>
    </style:style>
    <style:style style:name="T1" style:family="text">
      <style:text-properties fo:font-size="10pt"/>
    </style:style>
    <style:style style:name="T2" style:family="text">
      <style:text-properties fo:font-size="8pt"/>
    </style:style>
    <style:style style:name="T3" style:family="text">
      <style:text-properties fo:font-size="8pt" officeooo:rsid="001567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T2">textP_highlightP =</text:span> <text:span text:style-name="T2">{d[i].textP:ifEQ(ZZ):show(FF0000):color(p)} <text:s/>{d[i].highlightP:color(p, highlight)} {d[i].textP}_{d[i].highlightP} <text:s/></text:span></text:p>
            <text:p text:style-name="P1">rowText {d[i].rowText}</text:p>
          </table:table-cell>
          <table:table-cell table:style-name="Table1.B1" office:value-type="string">
            <text:p text:style-name="P1">RowText = {d[i].rowText}{d[i].rowText:color(row, text)}  </text:p>
          </table:table-cell>
        </table:table-row>
        <table:table-row>
          <table:table-cell table:style-name="Table1.A2" office:value-type="string">
            <text:p text:style-name="P1">{d[i+1].textP}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11:09:59.422654192</meta:creation-date>
    <dc:date>2024-01-23T11:15:39.624270652</dc:date>
    <meta:editing-duration>PT5M41S</meta:editing-duration>
    <meta:editing-cycles>1</meta:editing-cycles>
    <meta:generator>LibreOffice/24.2.0.2$MacOSX_X86_64 LibreOffice_project/b1fd3a6f0759c6f806568e15c957f97194bbec8f</meta:generator>
    <meta:document-statistic meta:table-count="1" meta:image-count="0" meta:object-count="0" meta:page-count="1" meta:paragraph-count="4" meta:word-count="13" meta:character-count="227" meta:non-whitespace-character-count="213"/>
  </office:meta>
</office:document-meta>
</file>